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omega</text:p>
          </table:table-cell>
          <table:table-cell office:value-type="string">
            <text:p>I_obs(2,-1)</text:p>
          </table:table-cell>
          <table:table-cell office:value-type="string">
            <text:p>box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">
            <text:p>0.7</text:p>
          </table:table-cell>
          <table:table-cell office:value-type="float" office:value="171400">
            <text:p>1714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8">
            <text:p>0.8</text:p>
          </table:table-cell>
          <table:table-cell office:value-type="float" office:value="170800">
            <text:p>1708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9">
            <text:p>0.9</text:p>
          </table:table-cell>
          <table:table-cell office:value-type="float" office:value="171500">
            <text:p>1715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70700">
            <text:p>1707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.1">
            <text:p>1.1</text:p>
          </table:table-cell>
          <table:table-cell office:value-type="float" office:value="172400">
            <text:p>1724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.2">
            <text:p>1.2</text:p>
          </table:table-cell>
          <table:table-cell office:value-type="float" office:value="167000">
            <text:p>1670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.4">
            <text:p>1.4</text:p>
          </table:table-cell>
          <table:table-cell office:value-type="float" office:value="163700">
            <text:p>1637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.5">
            <text:p>1.5</text:p>
          </table:table-cell>
          <table:table-cell office:value-type="float" office:value="159100">
            <text:p>1591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.6">
            <text:p>1.6</text:p>
          </table:table-cell>
          <table:table-cell office:value-type="float" office:value="154300">
            <text:p>154300</text:p>
          </table:table-cell>
          <table:table-cell office:value-type="string">
            <text:p>10x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7">
            <text:p>1.7</text:p>
          </table:table-cell>
          <table:table-cell office:value-type="float" office:value="145200">
            <text:p>145200</text:p>
          </table:table-cell>
          <table:table-cell office:value-type="string">
            <text:p>10x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6-28T18:41:05</meta:creation-date>
    <dc:date>2014-06-28T18:46:52</dc:date>
    <dc:creator>unkokusei </dc:creator>
    <meta:editing-duration>P0D</meta:editing-duration>
    <meta:editing-cycles>1</meta:editing-cycles>
    <meta:document-statistic meta:table-count="3" meta:cell-count="44" meta:object-count="0"/>
    <meta:generator>LibreOffice/3.5$Linux_x86 LibreOffice_project/350m1$Build-2</meta:generator>
  </office:meta>
</office:document-meta>
</file>